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fo:font-weight="bold" officeooo:rsid="0002b202" officeooo:paragraph-rsid="0002b202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paragraph-rsid="0000bade"/>
    </style:style>
    <style:style style:name="P3" style:family="paragraph" style:parent-style-name="Standard">
      <style:text-properties officeooo:rsid="0000bade" officeooo:paragraph-rsid="0000bade"/>
    </style:style>
    <style:style style:name="P4" style:family="paragraph" style:parent-style-name="Standard">
      <style:text-properties officeooo:rsid="0000bade" officeooo:paragraph-rsid="0002b202"/>
    </style:style>
    <style:style style:name="P5" style:family="paragraph" style:parent-style-name="Standard">
      <style:text-properties officeooo:rsid="0002b202" officeooo:paragraph-rsid="0002b202"/>
    </style:style>
    <style:style style:name="P6" style:family="paragraph" style:parent-style-name="Standard">
      <style:paragraph-properties fo:text-align="justify" style:justify-single-word="false"/>
      <style:text-properties officeooo:rsid="0002b202" officeooo:paragraph-rsid="0002b202"/>
    </style:style>
    <style:style style:name="P7" style:family="paragraph" style:parent-style-name="Standard">
      <style:text-properties officeooo:paragraph-rsid="0002b202"/>
    </style:style>
    <style:style style:name="P8" style:family="paragraph" style:parent-style-name="Standard">
      <style:text-properties officeooo:rsid="00040cb3" officeooo:paragraph-rsid="00040cb3"/>
    </style:style>
    <style:style style:name="P9" style:family="paragraph" style:parent-style-name="Standard">
      <style:paragraph-properties fo:text-align="justify" style:justify-single-word="false"/>
      <style:text-properties officeooo:rsid="00040cb3" officeooo:paragraph-rsid="00040cb3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02b202" officeooo:paragraph-rsid="0002b202" style:font-size-asian="16pt" style:font-weight-asian="bold" style:font-size-complex="16pt" style:font-weight-complex="bold"/>
    </style:style>
    <style:style style:name="P11" style:family="paragraph" style:parent-style-name="Standard">
      <style:text-properties officeooo:rsid="00057554" officeooo:paragraph-rsid="00057554"/>
    </style:style>
    <style:style style:name="P12" style:family="paragraph" style:parent-style-name="Standard">
      <style:text-properties style:font-name="Liberation Serif" fo:font-size="12pt" officeooo:rsid="00057554" officeooo:paragraph-rsid="00057554" style:font-size-asian="12pt" style:font-size-complex="12pt"/>
    </style:style>
    <style:style style:name="P13" style:family="paragraph" style:parent-style-name="Standard">
      <style:text-properties fo:color="#000000" style:font-name="Liberation Serif" fo:font-size="12pt" officeooo:rsid="00073f74" officeooo:paragraph-rsid="00073f74" style:font-size-asian="12pt" style:font-size-complex="12pt"/>
    </style:style>
    <style:style style:name="P14" style:family="paragraph" style:parent-style-name="Standard">
      <style:text-properties fo:color="#000000" style:font-name="Liberation Serif" fo:font-size="12pt" officeooo:paragraph-rsid="00073f74" style:font-size-asian="12pt" style:font-size-complex="12pt"/>
    </style:style>
    <style:style style:name="P15" style:family="paragraph" style:parent-style-name="Standard">
      <style:text-properties fo:color="#000000" style:font-name="Liberation Serif" fo:font-size="12pt" officeooo:rsid="00057554" officeooo:paragraph-rsid="00057554" style:font-size-asian="12pt" style:font-size-complex="12pt"/>
    </style:style>
    <style:style style:name="P16" style:family="paragraph" style:parent-style-name="Standard">
      <style:text-properties fo:color="#000000" style:font-name="Liberation Serif" fo:font-size="12pt" officeooo:rsid="0006be09" officeooo:paragraph-rsid="0006be09" style:font-size-asian="12pt" style:font-size-complex="12pt"/>
    </style:style>
    <style:style style:name="P1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77758" officeooo:paragraph-rsid="00077758" style:font-size-asian="12pt" style:font-size-complex="12pt"/>
    </style:style>
    <style:style style:name="P18" style:family="paragraph" style:parent-style-name="Standard">
      <style:text-properties officeooo:rsid="0007d798" officeooo:paragraph-rsid="0007d798"/>
    </style:style>
    <style:style style:name="P19" style:family="paragraph" style:parent-style-name="Standard">
      <style:paragraph-properties fo:break-before="page"/>
      <style:text-properties officeooo:rsid="0000bade" officeooo:paragraph-rsid="0002b202"/>
    </style:style>
    <style:style style:name="P20" style:family="paragraph" style:parent-style-name="Standard">
      <style:paragraph-properties fo:break-before="page"/>
      <style:text-properties officeooo:rsid="0000bade" officeooo:paragraph-rsid="0000bade"/>
    </style:style>
    <style:style style:name="P21" style:family="paragraph" style:parent-style-name="Standard">
      <style:paragraph-properties fo:break-before="page"/>
      <style:text-properties officeooo:rsid="0002b202" officeooo:paragraph-rsid="0002b202"/>
    </style:style>
    <style:style style:name="P22" style:family="paragraph" style:parent-style-name="Standard">
      <style:paragraph-properties fo:break-before="page"/>
      <style:text-properties fo:font-size="16pt" fo:font-weight="bold" officeooo:rsid="00057554" officeooo:paragraph-rsid="00057554" style:font-size-asian="16pt" style:font-weight-asian="bold" style:font-size-complex="16pt" style:font-weight-complex="bold"/>
    </style:style>
    <style:style style:name="P23" style:family="paragraph" style:parent-style-name="Standard">
      <style:paragraph-properties fo:break-before="page"/>
      <style:text-properties fo:color="#000000" style:font-name="Liberation Serif" fo:font-size="12pt" officeooo:rsid="00057554" officeooo:paragraph-rsid="00057554" style:font-size-asian="12pt" style:font-size-complex="12pt"/>
    </style:style>
    <style:style style:name="P24" style:family="paragraph" style:parent-style-name="Standard">
      <style:paragraph-properties fo:margin-left="0cm" fo:margin-right="0cm" fo:margin-top="0cm" fo:margin-bottom="0cm" style:contextual-spacing="false" style:line-height-at-least="0.423cm" fo:widows="1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 fo:padding="0cm" fo:border="none"/>
    </style:style>
    <style:style style:name="P25" style:family="paragraph" style:parent-style-name="Standard" style:list-style-name="L1">
      <style:text-properties officeooo:rsid="00040cb3" officeooo:paragraph-rsid="00040cb3"/>
    </style:style>
    <style:style style:name="P26" style:family="paragraph" style:parent-style-name="Standard" style:list-style-name="L2">
      <style:text-properties officeooo:rsid="00040cb3" officeooo:paragraph-rsid="00040cb3"/>
    </style:style>
    <style:style style:name="P27" style:family="paragraph" style:parent-style-name="Standard" style:list-style-name="L3">
      <style:text-properties officeooo:rsid="00057554" officeooo:paragraph-rsid="00057554"/>
    </style:style>
    <style:style style:name="P28" style:family="paragraph" style:parent-style-name="Standard" style:list-style-name="L5">
      <style:text-properties officeooo:rsid="00057554" officeooo:paragraph-rsid="00057554"/>
    </style:style>
    <style:style style:name="P29" style:family="paragraph" style:parent-style-name="Standard" style:list-style-name="L6">
      <style:text-properties officeooo:rsid="00057554" officeooo:paragraph-rsid="00057554"/>
    </style:style>
    <style:style style:name="P30" style:family="paragraph" style:parent-style-name="Standard" style:list-style-name="L7">
      <style:text-properties officeooo:rsid="00057554" officeooo:paragraph-rsid="00057554"/>
    </style:style>
    <style:style style:name="P31" style:family="paragraph" style:parent-style-name="Standard" style:list-style-name="L4">
      <style:text-properties officeooo:rsid="0007d798" officeooo:paragraph-rsid="0007d798"/>
    </style:style>
    <style:style style:name="P32" style:family="paragraph" style:parent-style-name="Standard" style:list-style-name="L5">
      <style:text-properties officeooo:rsid="0006be09" officeooo:paragraph-rsid="0006be09"/>
    </style:style>
    <style:style style:name="P33" style:family="paragraph" style:parent-style-name="Standard" style:list-style-name="L11">
      <style:text-properties officeooo:rsid="0006be09" officeooo:paragraph-rsid="0006be09"/>
    </style:style>
    <style:style style:name="P34" style:family="paragraph" style:parent-style-name="Standard" style:list-style-name="L8">
      <style:text-properties style:font-name="Liberation Serif" fo:font-size="12pt" officeooo:rsid="00057554" officeooo:paragraph-rsid="00057554" style:font-size-asian="12pt" style:font-size-complex="12pt"/>
    </style:style>
    <style:style style:name="P35" style:family="paragraph" style:parent-style-name="Standard" style:list-style-name="L9">
      <style:text-properties officeooo:rsid="00073f74" officeooo:paragraph-rsid="00073f74"/>
    </style:style>
    <style:style style:name="P36" style:family="paragraph" style:parent-style-name="Standard" style:list-style-name="L9">
      <style:text-properties fo:color="#000000" style:font-name="Liberation Serif" fo:font-size="12pt" officeooo:rsid="00073f74" officeooo:paragraph-rsid="00073f74" style:font-size-asian="12pt" style:font-size-complex="12pt"/>
    </style:style>
    <style:style style:name="P37" style:family="paragraph" style:parent-style-name="Standard" style:list-style-name="L9">
      <style:text-properties fo:color="#000000" style:font-name="Liberation Serif" fo:font-size="12pt" officeooo:paragraph-rsid="00073f74" style:font-size-asian="12pt" style:font-size-complex="12pt"/>
    </style:style>
    <style:style style:name="P38" style:family="paragraph" style:parent-style-name="Standard" style:list-style-name="L11">
      <style:text-properties fo:color="#000000" style:font-name="Liberation Serif" fo:font-size="12pt" officeooo:rsid="0006be09" officeooo:paragraph-rsid="0006be09" style:font-size-asian="12pt" style:font-size-complex="12pt"/>
    </style:style>
    <style:style style:name="P39" style:family="paragraph" style:parent-style-name="Standard" style:list-style-name="L11">
      <style:text-properties fo:color="#000000" officeooo:rsid="0006be09" officeooo:paragraph-rsid="0006be09"/>
    </style:style>
    <style:style style:name="P40" style:family="paragraph" style:parent-style-name="Standard" style:list-style-name="L10">
      <style:text-properties fo:font-variant="normal" fo:text-transform="none" fo:color="#000000" style:font-name="Liberation Serif" fo:font-size="12pt" fo:letter-spacing="normal" fo:font-style="normal" fo:font-weight="normal" officeooo:rsid="00077758" officeooo:paragraph-rsid="00077758" style:font-size-asian="12pt" style:font-size-complex="12pt"/>
    </style:style>
    <style:style style:name="P41" style:family="paragraph" style:parent-style-name="Standard" style:list-style-name="L11">
      <style:text-properties officeooo:rsid="0007370b" officeooo:paragraph-rsid="0007370b"/>
    </style:style>
    <style:style style:name="P42" style:family="paragraph" style:parent-style-name="Standard" style:list-style-name="L11">
      <style:text-properties officeooo:rsid="00092d01" officeooo:paragraph-rsid="00092d01"/>
    </style:style>
    <style:style style:name="P43" style:family="paragraph" style:parent-style-name="Standard" style:list-style-name="L11">
      <style:text-properties officeooo:rsid="000b0044" officeooo:paragraph-rsid="000b0044"/>
    </style:style>
    <style:style style:name="P44" style:family="paragraph" style:parent-style-name="Standard" style:list-style-name="L11">
      <style:text-properties officeooo:rsid="000cb34e" officeooo:paragraph-rsid="000cb34e"/>
    </style:style>
    <style:style style:name="P45" style:family="paragraph" style:parent-style-name="Standard" style:list-style-name="L12">
      <style:text-properties officeooo:rsid="0002b202" officeooo:paragraph-rsid="0002b202"/>
    </style:style>
    <style:style style:name="P46" style:family="paragraph" style:parent-style-name="Standard" style:list-style-name="L12">
      <style:text-properties officeooo:rsid="000314c6" officeooo:paragraph-rsid="000314c6"/>
    </style:style>
    <style:style style:name="P47" style:family="paragraph" style:parent-style-name="Standard" style:list-style-name="L5">
      <style:text-properties officeooo:rsid="000eb6d8" officeooo:paragraph-rsid="000eb6d8"/>
    </style:style>
    <style:style style:name="T1" style:family="text">
      <style:text-properties officeooo:rsid="00052a63"/>
    </style:style>
    <style:style style:name="T2" style:family="text">
      <style:text-properties officeooo:rsid="000416b1"/>
    </style:style>
    <style:style style:name="T3" style:family="text">
      <style:text-properties officeooo:rsid="0006be09"/>
    </style:style>
    <style:style style:name="T4" style:family="text">
      <style:text-properties officeooo:rsid="00073f74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 fo:padding="0cm" fo:border="none"/>
    </style:style>
    <style:style style:name="T7" style:family="text">
      <style:text-properties fo:color="#000099"/>
    </style:style>
    <style:style style:name="T8" style:family="text">
      <style:text-properties officeooo:rsid="000cb34e"/>
    </style:style>
    <style:style style:name="T9" style:family="text">
      <style:text-properties officeooo:rsid="000eb6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8">About Robbie's</text:p>
      <text:p text:style-name="P8">Robbie is a differential drive robot with a Inmoov torso the arms are 7DOF with simple claws instead of the fully printed hands the wrists use dynamixel ax12 servos. The head has a kinect grafted into the forehead and controlled by 2 ax12 servos. </text:p>
      <text:p text:style-name="P8"/>
      <text:p text:style-name="P8">Hardware</text:p>
      <text:list xml:id="list7570136984958775427" text:style-name="L1">
        <text:list-item>
          <text:p text:style-name="P25">4 Phoenix V3 motor drivers</text:p>
        </text:list-item>
        <text:list-item>
          <text:p text:style-name="P25">1 dual Polou motor driver</text:p>
        </text:list-item>
        <text:list-item>
          <text:p text:style-name="P25">2 HB25 motor drivers for the drive</text:p>
        </text:list-item>
        <text:list-item>
          <text:p text:style-name="P25">8 Dynamixel servos </text:p>
        </text:list-item>
        <text:list-item>
          <text:p text:style-name="P25">3 HB805 servos 2 for arm tilt and 1 for left elbow</text:p>
        </text:list-item>
        <text:list-item>
          <text:p text:style-name="P25">2 kinects</text:p>
        </text:list-item>
        <text:list-item>
          <text:p text:style-name="P25">1 Intel I3 computer</text:p>
        </text:list-item>
        <text:list-item>
          <text:p text:style-name="P25">12 volt gel cell battery</text:p>
        </text:list-item>
        <text:list-item>
          <text:p text:style-name="P25">6 volt gel cell battery</text:p>
        </text:list-item>
      </text:list>
      <text:p text:style-name="P8"/>
      <text:p text:style-name="P8">Features and capabilities</text:p>
      <text:list xml:id="list7070477635097886825" text:style-name="L2">
        <text:list-item>
          <text:p text:style-name="P26">Autonomous navigation</text:p>
        </text:list-item>
        <text:list-item>
          <text:p text:style-name="P26">Auto docking and charging</text:p>
        </text:list-item>
        <text:list-item>
          <text:p text:style-name="P26">localisation</text:p>
        </text:list-item>
        <text:list-item>
          <text:p text:style-name="P26">arm control with moveit</text:p>
        </text:list-item>
        <text:list-item>
          <text:p text:style-name="P26">voice recognition</text:p>
        </text:list-item>
        <text:list-item>
          <text:p text:style-name="P26">health monitoring</text:p>
        </text:list-item>
        <text:list-item>
          <text:p text:style-name="P26">object recognition</text:p>
        </text:list-item>
        <text:list-item>
          <text:p text:style-name="P26">face recognition</text:p>
        </text:list-item>
        <text:list-item>
          <text:p text:style-name="P26">face tracking</text:p>
        </text:list-item>
        <text:list-item>
          <text:p text:style-name="P26">AI controlled</text:p>
        </text:list-item>
        <text:list-item>
          <text:p text:style-name="P26">AI integrated to Internet and Knowrob</text:p>
        </text:list-item>
      </text:list>
      <text:p text:style-name="P8"/>
      <text:p text:style-name="P8">AI over view</text:p>
      <text:p text:style-name="P9">The AI system uses voice recognition for commands from a android phone this is coupled to a modified chat bot engine with a 50,000 response database, <text:span text:style-name="T2">all robot commands use the chat bot <text:s/>via python or system call. Recognised faces are passed to the chat bot using the person tag. Unrecognised responses are written to a AIML file for later inclusion in the database. Integrated into knowrobs ontology via a parser. All commands are controlled using a behaviour engine with the highest priority is to stay healthy. <text:s/>We have a basic emotion system with 8 states when bored the <text:s/>Robbie will utter a passage from a text file using Markovian chains. <text:s/></text:span></text:p>
      <text:p text:style-name="P6"/>
      <text:p text:style-name="P5"/>
      <text:p text:style-name="P5"/>
      <text:p text:style-name="P21"/>
      <text:p text:style-name="P10">index</text:p>
      <text:p text:style-name="P5">robbie_ai <text:s text:c="13"/></text:p>
      <text:p text:style-name="P5">robbie_behave <text:s text:c="9"/></text:p>
      <text:p text:style-name="P5">robbie_bringup <text:s text:c="8"/></text:p>
      <text:p text:style-name="P5">robbie_control <text:s text:c="8"/></text:p>
      <text:p text:style-name="P5">robbie_description <text:s text:c="4"/></text:p>
      <text:p text:style-name="P5">robbie_diagnostics <text:s text:c="4"/></text:p>
      <text:p text:style-name="P5">robbie_flex_behaviors <text:s/></text:p>
      <text:p text:style-name="P5">robbie_gazebo <text:s text:c="9"/></text:p>
      <text:p text:style-name="P5">robbie_moveit <text:s text:c="9"/></text:p>
      <text:p text:style-name="P5">robbie_msgs </text:p>
      <text:p text:style-name="P5">robbie_nav </text:p>
      <text:p text:style-name="P5">robbie_ros </text:p>
      <text:p text:style-name="P5">robbie_sim </text:p>
      <text:p text:style-name="P5">robbie_test </text:p>
      <text:p text:style-name="P5">robbie_utils </text:p>
      <text:p text:style-name="P5">robbie_vision </text:p>
      <text:p text:style-name="P5"/>
      <text:p text:style-name="P22">Robbie Projects</text:p>
      <text:p text:style-name="P11"/>
      <text:p text:style-name="P11">Look at</text:p>
      <text:list xml:id="list4998794506158125366" text:style-name="L3">
        <text:list-item>
          <text:p text:style-name="P27">look at object of <text:span text:style-name="T3">interest</text:span></text:p>
        </text:list-item>
      </text:list>
      <text:p text:style-name="P11"/>
      <text:p text:style-name="P11"/>
      <text:p text:style-name="P18">Point to target</text:p>
      <text:list xml:id="list4485484741589560777" text:style-name="L4">
        <text:list-item>
          <text:p text:style-name="P31">Files under robbie_moveit </text:p>
          <text:list>
            <text:list-item>
              <text:p text:style-name="P31">arm_tracker.py</text:p>
            </text:list-item>
            <text:list-item>
              <text:p text:style-name="P31">run fake target</text:p>
            </text:list-item>
            <text:list-item>
              <text:p text:style-name="P31">fake_target.rviz <text:span text:style-name="T7">****under robbie_ros********</text:span></text:p>
              <text:list>
                <text:list-item>
                  <text:p text:style-name="P31">rosrun robbie_utils pub_3d_target.py</text:p>
                </text:list-item>
              </text:list>
            </text:list-item>
            <text:list-item>
              <text:p text:style-name="P31"/>
            </text:list-item>
          </text:list>
        </text:list-item>
      </text:list>
      <text:p text:style-name="P11"/>
      <text:p text:style-name="P11">pick and place</text:p>
      <text:list xml:id="list7039059909095638403" text:style-name="L5">
        <text:list-item>
          <text:p text:style-name="P28">get a object of <text:span text:style-name="T3">interest</text:span></text:p>
        </text:list-item>
        <text:list-item>
          <text:p text:style-name="P32">get me a beer <text:span text:style-name="T9">get_beer.py in robbie_moveit</text:span></text:p>
        </text:list-item>
        <text:list-item>
          <text:p text:style-name="P47">check gripper operation</text:p>
        </text:list-item>
        <text:list-item>
          <text:p text:style-name="P47">check positions </text:p>
        </text:list-item>
        <text:list-item>
          <text:p text:style-name="P47">film actual pick and place</text:p>
        </text:list-item>
        <text:list-item>
          <text:p text:style-name="P47"/>
        </text:list-item>
        <text:list-item>
          <text:p text:style-name="P32"/>
        </text:list-item>
      </text:list>
      <text:p text:style-name="P11">object recognition</text:p>
      <text:list xml:id="list4283904831091075134" text:style-name="L6">
        <text:list-item>
          <text:p text:style-name="P29">recognise objects</text:p>
        </text:list-item>
        <text:list-item>
          <text:p text:style-name="P29">scan bar codes</text:p>
        </text:list-item>
        <text:list-item>
          <text:p text:style-name="P29"/>
        </text:list-item>
      </text:list>
      <text:p text:style-name="P11">Knowrob</text:p>
      <text:list xml:id="list4134404500738423622" text:style-name="L7">
        <text:list-item>
          <text:p text:style-name="P30">Ontology</text:p>
        </text:list-item>
        <text:list-item>
          <text:p text:style-name="P30">semantic maps</text:p>
        </text:list-item>
      </text:list>
      <text:p text:style-name="P11"/>
      <text:p text:style-name="P11">FlexBe</text:p>
      <text:list xml:id="list3627769948858131261" text:style-name="L8">
        <text:list-item>
          <text:p text:style-name="P34">Behaviour engine</text:p>
        </text:list-item>
      </text:list>
      <text:p text:style-name="P12"/>
      <text:p text:style-name="P13">google speech</text:p>
      <text:list xml:id="list4000199984296092923" text:style-name="L9">
        <text:list-item>
          <text:p text:style-name="P35"><text:span text:style-name="Source_20_Text"><text:span text:style-name="T6">972499010509-gcgl3i6qfn3c6ucl1rf4kpuc59psjs89.apps.googleusercontent.com</text:span></text:span></text:p>
        </text:list-item>
      </text:list>
      <text:p text:style-name="P24"/>
      <text:list xml:id="list180512394937628" text:continue-numbering="true" text:style-name="L9">
        <text:list-item>
          <text:p text:style-name="P36"><text:span text:style-name="T5">7UpDIhK8J0bte8wRY6XEp6_E</text:span> <text:s/></text:p>
        </text:list-item>
        <text:list-item>
          <text:p text:style-name="P37"><text:span text:style-name="T4">api kyy is </text:span><text:span text:style-name="T5">AIzaSyAV5231y4Sy0sOtDOIstiO_tjdZ2WVb-08</text:span></text:p>
        </text:list-item>
      </text:list>
      <text:p text:style-name="P14"/>
      <text:p text:style-name="P17">Julius STT</text:p>
      <text:list xml:id="list2286803115580365352" text:style-name="L10">
        <text:list-item>
          <text:p text:style-name="P40"/>
        </text:list-item>
      </text:list>
      <text:p text:style-name="P15"/>
      <text:p text:style-name="P15"/>
      <text:p text:style-name="P23"/>
      <text:p text:style-name="P16">Todo</text:p>
      <text:list xml:id="list4670086824013917639" text:style-name="L11">
        <text:list-item>
          <text:p text:style-name="P38">rewire </text:p>
        </text:list-item>
        <text:list-item>
          <text:p text:style-name="P39">magnetic encoders</text:p>
        </text:list-item>
        <text:list-item>
          <text:p text:style-name="P33">make 3 more phoenix motor controllers</text:p>
        </text:list-item>
        <text:list-item>
          <text:p text:style-name="P33">new power distribution board</text:p>
        </text:list-item>
        <text:list-item>
          <text:p text:style-name="P33">powered USB Hubs</text:p>
        </text:list-item>
        <text:list-item>
          <text:p text:style-name="P41">add external server</text:p>
        </text:list-item>
        <text:list-item>
          <text:p text:style-name="P41">microphone and voice recognition on board</text:p>
        </text:list-item>
        <text:list-item>
          <text:p text:style-name="P41">add hark</text:p>
        </text:list-item>
        <text:list-item>
          <text:p text:style-name="P42">left roteate commands and pos are reversed in lowwer_arm driver(0-)</text:p>
        </text:list-item>
        <text:list-item>
          <text:p text:style-name="P42">arduino lower arm sketch <text:s/>wrong version</text:p>
        </text:list-item>
        <text:list-item>
          <text:p text:style-name="P43">left tilt goes to high and <text:span text:style-name="T8">uncouples</text:span></text:p>
        </text:list-item>
        <text:list-item>
          <text:p text:style-name="P44">left lift gearbox cracked</text:p>
        </text:list-item>
      </text:list>
      <text:p text:style-name="P11"/>
      <text:p text:style-name="P11"/>
      <text:p text:style-name="P11"/>
      <text:p text:style-name="P2"/>
      <text:p text:style-name="P2"/>
      <text:p text:style-name="P3"/>
      <text:p text:style-name="P3"/>
      <text:p text:style-name="P4"/>
      <text:p text:style-name="P19">ROBBIE_AI <text:s text:c="4"/></text:p>
      <text:p text:style-name="P4"/>
      <text:list xml:id="list4588391924489545370" text:style-name="L12">
        <text:list-item>
          <text:p text:style-name="P45">Description</text:p>
          <text:list>
            <text:list-item>
              <text:p text:style-name="P46">Uses PYAIML to provide a command interface using Voice recognition from a android phone and pattern matching </text:p>
            </text:list-item>
            <text:list-item>
              <text:p text:style-name="P45"/>
            </text:list-item>
          </text:list>
          <text:p text:style-name="P45"/>
        </text:list-item>
        <text:list-item>
          <text:p text:style-name="P45">Nodes</text:p>
          <text:list>
            <text:list-item>
              <text:p text:style-name="P45"/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19"><text:s text:c="9"/></text:p>
      <text:p text:style-name="P4">ROBBIE_BEHAVE <text:s text:c="6"/></text:p>
      <text:p text:style-name="P4"/>
      <text:list xml:id="list180510660528407" text:continue-numbering="true" text:style-name="L12">
        <text:list-item>
          <text:p text:style-name="P45">Description</text:p>
          <text:list>
            <text:list-item>
              <text:p text:style-name="P45"/>
            </text:list-item>
            <text:list-item>
              <text:p text:style-name="P45"/>
            </text:list-item>
          </text:list>
          <text:p text:style-name="P45"/>
        </text:list-item>
        <text:list-item>
          <text:p text:style-name="P45">Nodes</text:p>
          <text:list>
            <text:list-item>
              <text:p text:style-name="P45"/>
            </text:list-item>
          </text:list>
        </text:list-item>
      </text:list>
      <text:p text:style-name="P5"/>
      <text:p text:style-name="P5"/>
      <text:p text:style-name="P5"/>
      <text:p text:style-name="P4"/>
      <text:p text:style-name="P19"><text:s text:c="6"/></text:p>
      <text:p text:style-name="P4">ROBBIE_BRINGUP <text:s text:c="4"/></text:p>
      <text:p text:style-name="P4"/>
      <text:list xml:id="list180511544265149" text:continue-numbering="true" text:style-name="L12">
        <text:list-item>
          <text:p text:style-name="P45">Description</text:p>
          <text:list>
            <text:list-item>
              <text:p text:style-name="P45"/>
            </text:list-item>
            <text:list-item>
              <text:p text:style-name="P45"/>
            </text:list-item>
          </text:list>
          <text:p text:style-name="P45"/>
        </text:list-item>
        <text:list-item>
          <text:p text:style-name="P45">Nodes</text:p>
          <text:list>
            <text:list-item>
              <text:p text:style-name="P45"/>
            </text:list-item>
          </text:list>
        </text:list-item>
      </text:list>
      <text:p text:style-name="P5"/>
      <text:p text:style-name="P5"/>
      <text:p text:style-name="P5"/>
      <text:p text:style-name="P4"/>
      <text:p text:style-name="P19"><text:s text:c="7"/></text:p>
      <text:p text:style-name="P4">ROBBIE_CONTROL <text:s text:c="8"/></text:p>
      <text:p text:style-name="P4"/>
      <text:list xml:id="list180510938165646" text:continue-numbering="true" text:style-name="L12">
        <text:list-item>
          <text:p text:style-name="P45">Description</text:p>
          <text:list>
            <text:list-item>
              <text:p text:style-name="P45"/>
            </text:list-item>
            <text:list-item>
              <text:p text:style-name="P45"/>
            </text:list-item>
          </text:list>
          <text:p text:style-name="P45"/>
        </text:list-item>
        <text:list-item>
          <text:p text:style-name="P45">Nodes</text:p>
          <text:list>
            <text:list-item>
              <text:p text:style-name="P45"/>
            </text:list-item>
          </text:list>
        </text:list-item>
      </text:list>
      <text:p text:style-name="P5"/>
      <text:p text:style-name="P5"/>
      <text:p text:style-name="P4"><text:s/></text:p>
      <text:p text:style-name="P4"/>
      <text:p text:style-name="P19"><text:s text:c="2"/></text:p>
      <text:p text:style-name="P4">ROBBIE_DESCRIPTION <text:s text:c="6"/></text:p>
      <text:p text:style-name="P4"/>
      <text:list xml:id="list180512348079123" text:continue-numbering="true" text:style-name="L12">
        <text:list-item>
          <text:p text:style-name="P45">Description</text:p>
          <text:list>
            <text:list-item>
              <text:p text:style-name="P45"/>
            </text:list-item>
            <text:list-item>
              <text:p text:style-name="P45"/>
            </text:list-item>
          </text:list>
          <text:p text:style-name="P45"/>
        </text:list-item>
        <text:list-item>
          <text:p text:style-name="P45">Nodes</text:p>
          <text:list>
            <text:list-item>
              <text:p text:style-name="P45"/>
            </text:list-item>
          </text:list>
        </text:list-item>
      </text:list>
      <text:p text:style-name="P5"/>
      <text:p text:style-name="P5"/>
      <text:p text:style-name="P5"/>
      <text:p text:style-name="P3"/>
      <text:p text:style-name="P20"/>
      <text:p text:style-name="P4">ROBBIE_DIAGNOSTICS <text:s text:c="4"/></text:p>
      <text:p text:style-name="P4"/>
      <text:list xml:id="list180512151469392" text:continue-numbering="true" text:style-name="L12">
        <text:list-item>
          <text:p text:style-name="P45">Description</text:p>
          <text:list>
            <text:list-item>
              <text:p text:style-name="P45"/>
            </text:list-item>
            <text:list-item>
              <text:p text:style-name="P45"/>
            </text:list-item>
          </text:list>
          <text:p text:style-name="P45"/>
        </text:list-item>
        <text:list-item>
          <text:p text:style-name="P45">Nodes</text:p>
          <text:list>
            <text:list-item>
              <text:p text:style-name="P45"/>
            </text:list-item>
          </text:list>
        </text:list-item>
      </text:list>
      <text:p text:style-name="P5"/>
      <text:p text:style-name="P5"/>
      <text:p text:style-name="P5"/>
      <text:p text:style-name="P4"/>
      <text:p text:style-name="P19"><text:s text:c="3"/></text:p>
      <text:p text:style-name="P4">ROBBIE_FLEX_BEHAVIORS <text:s text:c="3"/></text:p>
      <text:p text:style-name="P4"/>
      <text:list xml:id="list180512517539152" text:continue-numbering="true" text:style-name="L12">
        <text:list-item>
          <text:p text:style-name="P45">Description</text:p>
          <text:list>
            <text:list-item>
              <text:p text:style-name="P45"/>
            </text:list-item>
            <text:list-item>
              <text:p text:style-name="P45"/>
            </text:list-item>
          </text:list>
          <text:p text:style-name="P45"/>
        </text:list-item>
        <text:list-item>
          <text:p text:style-name="P45">Nodes</text:p>
          <text:list>
            <text:list-item>
              <text:p text:style-name="P45"/>
            </text:list-item>
          </text:list>
        </text:list-item>
      </text:list>
      <text:p text:style-name="P5"/>
      <text:p text:style-name="P5"/>
      <text:p text:style-name="P5"/>
      <text:p text:style-name="P3"/>
      <text:p text:style-name="P20"/>
      <text:p text:style-name="P4">ROBBIE_GAZEBO <text:s text:c="2"/></text:p>
      <text:p text:style-name="P4"/>
      <text:list xml:id="list180510987997483" text:continue-numbering="true" text:style-name="L12">
        <text:list-item>
          <text:p text:style-name="P45">Description</text:p>
          <text:list>
            <text:list-item>
              <text:p text:style-name="P45"/>
            </text:list-item>
            <text:list-item>
              <text:p text:style-name="P45"/>
            </text:list-item>
          </text:list>
          <text:p text:style-name="P45"/>
        </text:list-item>
        <text:list-item>
          <text:p text:style-name="P45">Nodes</text:p>
          <text:list>
            <text:list-item>
              <text:p text:style-name="P45"/>
            </text:list-item>
          </text:list>
        </text:list-item>
      </text:list>
      <text:p text:style-name="P5"/>
      <text:p text:style-name="P5"/>
      <text:p text:style-name="P5"/>
      <text:p text:style-name="P7"/>
      <text:p text:style-name="P19"><text:s text:c="10"/></text:p>
      <text:p text:style-name="P4">ROBBIE_MOVEIT <text:s text:c="6"/></text:p>
      <text:p text:style-name="P4"/>
      <text:list xml:id="list180511413235300" text:continue-numbering="true" text:style-name="L12">
        <text:list-item>
          <text:p text:style-name="P45">Description</text:p>
          <text:list>
            <text:list-item>
              <text:p text:style-name="P45"/>
            </text:list-item>
            <text:list-item>
              <text:p text:style-name="P45"/>
            </text:list-item>
          </text:list>
          <text:p text:style-name="P45"/>
        </text:list-item>
        <text:list-item>
          <text:p text:style-name="P45">Nodes</text:p>
          <text:list>
            <text:list-item>
              <text:p text:style-name="P45"/>
            </text:list-item>
          </text:list>
        </text:list-item>
      </text:list>
      <text:p text:style-name="P5"/>
      <text:p text:style-name="P5"/>
      <text:p text:style-name="P5"/>
      <text:p text:style-name="P4"/>
      <text:p text:style-name="P19"><text:s text:c="6"/></text:p>
      <text:p text:style-name="P4">ROBBIE_MSGS <text:s text:c="2"/></text:p>
      <text:p text:style-name="P4"/>
      <text:list xml:id="list180511146769014" text:continue-numbering="true" text:style-name="L12">
        <text:list-item>
          <text:p text:style-name="P45">Description</text:p>
          <text:list>
            <text:list-item>
              <text:p text:style-name="P45"/>
            </text:list-item>
            <text:list-item>
              <text:p text:style-name="P45"/>
            </text:list-item>
          </text:list>
          <text:p text:style-name="P45"/>
        </text:list-item>
        <text:list-item>
          <text:p text:style-name="P45">Nodes</text:p>
          <text:list>
            <text:list-item>
              <text:p text:style-name="P45"/>
            </text:list-item>
          </text:list>
        </text:list-item>
      </text:list>
      <text:p text:style-name="P5"/>
      <text:p text:style-name="P5"/>
      <text:p text:style-name="P5"/>
      <text:p text:style-name="P3"/>
      <text:p text:style-name="P20"/>
      <text:p text:style-name="P4">ROBBIE_NAV <text:s text:c="2"/></text:p>
      <text:p text:style-name="P4"/>
      <text:list xml:id="list180511171747752" text:continue-numbering="true" text:style-name="L12">
        <text:list-item>
          <text:p text:style-name="P45">Description</text:p>
          <text:list>
            <text:list-item>
              <text:p text:style-name="P45"/>
            </text:list-item>
            <text:list-item>
              <text:p text:style-name="P45"/>
            </text:list-item>
          </text:list>
          <text:p text:style-name="P45"/>
        </text:list-item>
        <text:list-item>
          <text:p text:style-name="P45">Nodes</text:p>
          <text:list>
            <text:list-item>
              <text:p text:style-name="P45"/>
            </text:list-item>
          </text:list>
        </text:list-item>
      </text:list>
      <text:p text:style-name="P5"/>
      <text:p text:style-name="P5"/>
      <text:p text:style-name="P5"/>
      <text:p text:style-name="P3"/>
      <text:p text:style-name="P20"/>
      <text:p text:style-name="P4">ROBBIE_ROS <text:s text:c="2"/></text:p>
      <text:p text:style-name="P4"/>
      <text:list xml:id="list180511490663272" text:continue-numbering="true" text:style-name="L12">
        <text:list-item>
          <text:p text:style-name="P45">Description</text:p>
          <text:list>
            <text:list-item>
              <text:p text:style-name="P45"/>
            </text:list-item>
            <text:list-item>
              <text:p text:style-name="P45"/>
            </text:list-item>
          </text:list>
          <text:p text:style-name="P45"/>
        </text:list-item>
        <text:list-item>
          <text:p text:style-name="P45">Nodes</text:p>
          <text:list>
            <text:list-item>
              <text:p text:style-name="P45"/>
            </text:list-item>
          </text:list>
        </text:list-item>
      </text:list>
      <text:p text:style-name="P5"/>
      <text:p text:style-name="P5"/>
      <text:p text:style-name="P5"/>
      <text:p text:style-name="P3"/>
      <text:p text:style-name="P20"/>
      <text:p text:style-name="P4">ROBBIE_SIM <text:s text:c="2"/></text:p>
      <text:p text:style-name="P4"/>
      <text:list xml:id="list180512314817835" text:continue-numbering="true" text:style-name="L12">
        <text:list-item>
          <text:p text:style-name="P45">Description</text:p>
          <text:list>
            <text:list-item>
              <text:p text:style-name="P45"/>
            </text:list-item>
            <text:list-item>
              <text:p text:style-name="P45"/>
            </text:list-item>
          </text:list>
          <text:p text:style-name="P45"/>
        </text:list-item>
        <text:list-item>
          <text:p text:style-name="P45">Nodes</text:p>
          <text:list>
            <text:list-item>
              <text:p text:style-name="P45"/>
            </text:list-item>
          </text:list>
        </text:list-item>
      </text:list>
      <text:p text:style-name="P5"/>
      <text:p text:style-name="P5"/>
      <text:p text:style-name="P5"/>
      <text:p text:style-name="P3"/>
      <text:p text:style-name="P20"/>
      <text:p text:style-name="P4">ROBBIE_TEST <text:s text:c="2"/></text:p>
      <text:p text:style-name="P4"/>
      <text:list xml:id="list180511473781336" text:continue-numbering="true" text:style-name="L12">
        <text:list-item>
          <text:p text:style-name="P45">Description</text:p>
          <text:list>
            <text:list-item>
              <text:p text:style-name="P45"/>
            </text:list-item>
            <text:list-item>
              <text:p text:style-name="P45"/>
            </text:list-item>
          </text:list>
          <text:p text:style-name="P45"/>
        </text:list-item>
        <text:list-item>
          <text:p text:style-name="P45">Nodes</text:p>
          <text:list>
            <text:list-item>
              <text:p text:style-name="P45"/>
            </text:list-item>
          </text:list>
        </text:list-item>
      </text:list>
      <text:p text:style-name="P5"/>
      <text:p text:style-name="P5"/>
      <text:p text:style-name="P5"/>
      <text:p text:style-name="P3"/>
      <text:p text:style-name="P20"/>
      <text:p text:style-name="P4">ROBBIE_UTILS <text:s text:c="2"/></text:p>
      <text:p text:style-name="P4"/>
      <text:list xml:id="list180512370955338" text:continue-numbering="true" text:style-name="L12">
        <text:list-item>
          <text:p text:style-name="P45">Description</text:p>
          <text:list>
            <text:list-item>
              <text:p text:style-name="P45"/>
            </text:list-item>
            <text:list-item>
              <text:p text:style-name="P45"/>
            </text:list-item>
          </text:list>
          <text:p text:style-name="P45"/>
        </text:list-item>
        <text:list-item>
          <text:p text:style-name="P45">Nodes</text:p>
          <text:list>
            <text:list-item>
              <text:p text:style-name="P45"/>
            </text:list-item>
          </text:list>
        </text:list-item>
      </text:list>
      <text:p text:style-name="P5"/>
      <text:p text:style-name="P5"/>
      <text:p text:style-name="P5"/>
      <text:p text:style-name="P3"/>
      <text:p text:style-name="P20"/>
      <text:p text:style-name="P4">ROBBIE_VISION <text:s text:c="2"/></text:p>
      <text:p text:style-name="P4"/>
      <text:list xml:id="list180512166658587" text:continue-numbering="true" text:style-name="L12">
        <text:list-item>
          <text:p text:style-name="P45">Description</text:p>
          <text:list>
            <text:list-item>
              <text:p text:style-name="P45"/>
            </text:list-item>
            <text:list-item>
              <text:p text:style-name="P45"/>
            </text:list-item>
          </text:list>
          <text:p text:style-name="P45"/>
        </text:list-item>
        <text:list-item>
          <text:p text:style-name="P45">Nodes</text:p>
          <text:list>
            <text:list-item>
              <text:p text:style-name="P45"/>
            </text:list-item>
          </text:list>
        </text:list-item>
      </text:list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officeooo:rsid="0002b202" officeooo:paragraph-rsid="0002b202" style:font-size-asian="14pt" style:font-weight-asian="bold" style:font-size-complex="14pt" style:font-weight-complex="bold"/>
    </style:style>
    <style:style style:name="MT1" style:family="text">
      <style:text-properties officeooo:rsid="00052a6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obbie's User Manual <text:span text:style-name="MT1">rev</text:span> 0.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0T11:28:44.035592139</meta:creation-date>
    <dc:date>2015-11-07T18:05:10.392335466</dc:date>
    <meta:editing-duration>PT10H58M48S</meta:editing-duration>
    <meta:editing-cycles>13</meta:editing-cycles>
    <meta:generator>LibreOffice/4.2.8.2$Linux_X86_64 LibreOffice_project/420m0$Build-2</meta:generator>
    <meta:document-statistic meta:table-count="0" meta:image-count="0" meta:object-count="0" meta:page-count="20" meta:paragraph-count="210" meta:word-count="609" meta:character-count="3519" meta:non-whitespace-character-count="2984"/>
  </office:meta>
</office:document-meta>
</file>